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lingJcrAuditorStrategy.getMessageFlowBaseNode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lingJcrAuditorStrategy.addNormalizedMessages( Node parent , String type , NormalizedMessage messa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lingJcrAuditorStrategy.getCorrelationIdNode( Node parent , String corr_id ,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lingJcrAuditorStrategy.getNormalizedMessageContent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lingJcrAuditorStrategy.processExchange( MessageExchange messageExchange , 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lingJcrAuditorStrategy.addNormalizedMessages( Node node , Message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lingJcrAuditorStrategy.getNodeForExchange( MessageExchange exchange , 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lingJcrAuditorStrategy.createOrGet( Node exchanges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